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

            <text:p text:style-name="Standard"><text:span>The </text:span><text:span text:style-name="backtick">Meter</text:span><text:span> Widget can visualize data in very flexible ways. In can show arcs, needles, ticks lines and labels.</text:span></text:p><text:span> </text:span><text:p text:style-name="Standard">More info (<text:a xlink:type="simple" xlink:href="https://docs.lvgl.io/8.3/widgets/extra/mete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text:span>List of scale definitions. The Scale has minor and major ticks and labels on the major ticks. One or more indicator can be added to each scales.There are four different type of indicators:</text:span></text:p><text:span> </text:span><text:list xml:id="list1" text:style-name="List_20_1">
                    <text:list-item>
                            <text:p text:style-name="List_20_1">
                            <text:span><text:span>Needle image</text:span></text:span>
                            </text:p>
                        </text:list-item>,<text:list-item>
                            <text:p text:style-name="List_20_1">
                            <text:span><text:span>Needle line</text:span></text:span>
                            </text:p>
                        </text:list-item>,<text:list-item>
                            <text:p text:style-name="List_20_1">
                            <text:span><text:span>Scale lines</text:span></text:span>
                            </text:p>
                        </text:list-item>,<text:list-item>
                            <text:p text:style-name="List_20_1">
                            <text:span><text:span>Arc</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Meter</text:span></text:span>
                            </text:p>
                        </text:list-item>,<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